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officeooo:rsid="000ba519" officeooo:paragraph-rsid="000ba519"/>
    </style:style>
    <style:style style:name="P2" style:family="paragraph" style:parent-style-name="Standard">
      <style:text-properties style:font-name="Liberation Serif" officeooo:rsid="000ba519" officeooo:paragraph-rsid="000ba519"/>
    </style:style>
    <style:style style:name="P3" style:family="paragraph" style:parent-style-name="Standard">
      <style:text-properties style:font-name="Liberation Serif" officeooo:rsid="000c0432" officeooo:paragraph-rsid="000c0432"/>
    </style:style>
    <style:style style:name="P4" style:family="paragraph" style:parent-style-name="Text_20_body">
      <style:text-properties officeooo:rsid="0014a78a" officeooo:paragraph-rsid="0014a78a"/>
    </style:style>
    <style:style style:name="P5" style:family="paragraph" style:parent-style-name="Text_20_body">
      <style:text-properties officeooo:rsid="0018c2fc" officeooo:paragraph-rsid="0018c2fc"/>
    </style:style>
    <style:style style:name="P6" style:family="paragraph" style:parent-style-name="Text_20_body">
      <style:text-properties officeooo:paragraph-rsid="003400f4"/>
    </style:style>
    <style:style style:name="P7" style:family="paragraph" style:parent-style-name="Heading_20_1">
      <style:text-properties officeooo:rsid="000e008d" officeooo:paragraph-rsid="000e008d"/>
    </style:style>
    <style:style style:name="P8" style:family="paragraph" style:parent-style-name="Heading_20_1">
      <style:text-properties officeooo:rsid="001391ff" officeooo:paragraph-rsid="001391ff"/>
    </style:style>
    <style:style style:name="P9" style:family="paragraph" style:parent-style-name="Heading_20_1">
      <style:text-properties officeooo:rsid="0014a78a" officeooo:paragraph-rsid="0014a78a"/>
    </style:style>
    <style:style style:name="P10" style:family="paragraph" style:parent-style-name="Heading_20_1">
      <style:text-properties officeooo:rsid="003400f4" officeooo:paragraph-rsid="003400f4"/>
    </style:style>
    <style:style style:name="P11" style:family="paragraph" style:parent-style-name="Heading_20_1">
      <style:text-properties officeooo:rsid="0017211f" officeooo:paragraph-rsid="0017211f"/>
    </style:style>
    <style:style style:name="P12" style:family="paragraph" style:parent-style-name="Heading_20_1">
      <style:text-properties officeooo:rsid="0018c2fc" officeooo:paragraph-rsid="0018c2fc"/>
    </style:style>
    <style:style style:name="P13" style:family="paragraph" style:parent-style-name="Text_20_body" style:list-style-name="L1">
      <style:text-properties officeooo:rsid="000fa8d7" officeooo:paragraph-rsid="0014d89a"/>
    </style:style>
    <style:style style:name="P14" style:family="paragraph" style:parent-style-name="Text_20_body" style:list-style-name="L1">
      <style:text-properties officeooo:rsid="000fa8d7" officeooo:paragraph-rsid="000fa8d7"/>
    </style:style>
    <style:style style:name="P15" style:family="paragraph" style:parent-style-name="Text_20_body" style:list-style-name="L1">
      <style:text-properties officeooo:rsid="000ffbd6" officeooo:paragraph-rsid="000ffbd6"/>
    </style:style>
    <style:style style:name="P16" style:family="paragraph" style:parent-style-name="Text_20_body" style:list-style-name="L1">
      <style:text-properties officeooo:rsid="0018c2fc" officeooo:paragraph-rsid="0018c2fc"/>
    </style:style>
    <style:style style:name="P17" style:family="paragraph" style:parent-style-name="Text_20_body" style:list-style-name="L5">
      <style:text-properties officeooo:rsid="0018c2fc" officeooo:paragraph-rsid="0018c2fc"/>
    </style:style>
    <style:style style:name="P18" style:family="paragraph" style:parent-style-name="Text_20_body" style:list-style-name="L6">
      <style:text-properties officeooo:rsid="0018c2fc" officeooo:paragraph-rsid="0018c2fc"/>
    </style:style>
    <style:style style:name="P19" style:family="paragraph" style:parent-style-name="Text_20_body" style:list-style-name="L2">
      <style:text-properties officeooo:rsid="001391ff" officeooo:paragraph-rsid="001391ff"/>
    </style:style>
    <style:style style:name="P20" style:family="paragraph" style:parent-style-name="Text_20_body" style:list-style-name="L3">
      <style:text-properties officeooo:rsid="0014a78a" officeooo:paragraph-rsid="0014a78a"/>
    </style:style>
    <style:style style:name="P21" style:family="paragraph" style:parent-style-name="Text_20_body" style:list-style-name="L4">
      <style:text-properties officeooo:rsid="003400f4" officeooo:paragraph-rsid="003400f4"/>
    </style:style>
    <style:style style:name="P22" style:family="paragraph" style:parent-style-name="Text_20_body" style:list-style-name="L5">
      <style:text-properties officeooo:rsid="001d12a0" officeooo:paragraph-rsid="001d12a0"/>
    </style:style>
    <style:style style:name="P23" style:family="paragraph" style:parent-style-name="Text_20_body" style:list-style-name="L5">
      <style:text-properties officeooo:rsid="001efe25" officeooo:paragraph-rsid="001efe25"/>
    </style:style>
    <style:style style:name="P24" style:family="paragraph" style:parent-style-name="Text_20_body" style:list-style-name="L5">
      <style:text-properties officeooo:rsid="001f0a1c" officeooo:paragraph-rsid="00204f11"/>
    </style:style>
    <style:style style:name="P25" style:family="paragraph" style:parent-style-name="Text_20_body" style:list-style-name="L5">
      <style:text-properties officeooo:rsid="0025b844" officeooo:paragraph-rsid="0025b844"/>
    </style:style>
    <style:style style:name="P26" style:family="paragraph" style:parent-style-name="Text_20_body" style:list-style-name="L5">
      <style:text-properties officeooo:rsid="001c40af" officeooo:paragraph-rsid="001c40af"/>
    </style:style>
    <style:style style:name="P27" style:family="paragraph" style:parent-style-name="Text_20_body" style:list-style-name="L5">
      <style:text-properties officeooo:rsid="003110ca" officeooo:paragraph-rsid="003110ca"/>
    </style:style>
    <style:style style:name="P28" style:family="paragraph" style:parent-style-name="Text_20_body" style:list-style-name="L5">
      <style:text-properties officeooo:rsid="00235aaf" officeooo:paragraph-rsid="00235aaf"/>
    </style:style>
    <style:style style:name="P29" style:family="paragraph" style:parent-style-name="Text_20_body" style:list-style-name="L5">
      <style:text-properties officeooo:rsid="00238791" officeooo:paragraph-rsid="00238791"/>
    </style:style>
    <style:style style:name="P30" style:family="paragraph" style:parent-style-name="Text_20_body" style:list-style-name="L5">
      <style:text-properties officeooo:rsid="0023e954" officeooo:paragraph-rsid="0023e954"/>
    </style:style>
    <style:style style:name="P31" style:family="paragraph" style:parent-style-name="Text_20_body" style:list-style-name="L5">
      <style:text-properties officeooo:rsid="00283880" officeooo:paragraph-rsid="00283880"/>
    </style:style>
    <style:style style:name="P32" style:family="paragraph" style:parent-style-name="Text_20_body" style:list-style-name="L5">
      <style:text-properties officeooo:rsid="00299dec" officeooo:paragraph-rsid="00299dec"/>
    </style:style>
    <style:style style:name="P33" style:family="paragraph" style:parent-style-name="Text_20_body" style:list-style-name="L5">
      <style:text-properties officeooo:rsid="002a8df7" officeooo:paragraph-rsid="002a8df7"/>
    </style:style>
    <style:style style:name="P34" style:family="paragraph" style:parent-style-name="Text_20_body" style:list-style-name="L5">
      <style:text-properties officeooo:rsid="002c51a0" officeooo:paragraph-rsid="002c51a0"/>
    </style:style>
    <style:style style:name="P35" style:family="paragraph" style:parent-style-name="Text_20_body" style:list-style-name="L5">
      <style:text-properties officeooo:rsid="002a9129" officeooo:paragraph-rsid="002a9129"/>
    </style:style>
    <style:style style:name="P36" style:family="paragraph" style:parent-style-name="Text_20_body" style:list-style-name="L6">
      <style:text-properties officeooo:rsid="001a707e" officeooo:paragraph-rsid="001a707e"/>
    </style:style>
    <style:style style:name="P37" style:family="paragraph" style:parent-style-name="Text_20_body" style:list-style-name="L6">
      <style:text-properties officeooo:rsid="002d4115" officeooo:paragraph-rsid="002d4115"/>
    </style:style>
    <style:style style:name="P38" style:family="paragraph" style:parent-style-name="Text_20_body" style:list-style-name="L6">
      <style:text-properties officeooo:rsid="002e498e" officeooo:paragraph-rsid="002e498e"/>
    </style:style>
    <style:style style:name="P39" style:family="paragraph" style:parent-style-name="Text_20_body" style:list-style-name="L6">
      <style:text-properties officeooo:rsid="0031efc7" officeooo:paragraph-rsid="0031efc7"/>
    </style:style>
    <style:style style:name="P40" style:family="paragraph" style:parent-style-name="Text_20_body" style:list-style-name="L1">
      <style:text-properties officeooo:rsid="0034cf9a" officeooo:paragraph-rsid="0034cf9a"/>
    </style:style>
    <style:style style:name="T1" style:family="text">
      <style:text-properties officeooo:rsid="000dcda7"/>
    </style:style>
    <style:style style:name="T2" style:family="text">
      <style:text-properties officeooo:rsid="001391ff"/>
    </style:style>
    <style:style style:name="T3" style:family="text">
      <style:text-properties officeooo:rsid="0014a78a"/>
    </style:style>
    <style:style style:name="T4" style:family="text">
      <style:text-properties officeooo:rsid="00289d90"/>
    </style:style>
    <style:style style:name="T5" style:family="text">
      <style:text-properties officeooo:rsid="002f034e"/>
    </style:style>
    <style:style style:name="T6" style:family="text">
      <style:text-properties officeooo:rsid="003224bf"/>
    </style:style>
    <style:style style:name="T7" style:family="text">
      <style:text-properties officeooo:rsid="00338866"/>
    </style:style>
    <style:style style:name="T8" style:family="text">
      <style:text-properties style:text-position="super 58%"/>
    </style:style>
    <style:style style:name="T9" style:family="text">
      <style:text-properties style:text-position="0% 100%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ace Exploration</text:p>
      <text:p text:style-name="P3">Ship Interiors</text:p>
      <text:p text:style-name="P2">No Combat <text:span text:style-name="T1">Needed</text:span></text:p>
      <text:p text:style-name="P1"/>
      <text:h text:style-name="P7" text:outline-level="1">MVP <text:span text:style-name="T3">0</text:span><text:span text:style-name="T2">.</text:span><text:span text:style-name="T3">1</text:span></text:h>
      <text:list xml:id="list1322672495" text:style-name="L1">
        <text:list-item>
          <text:p text:style-name="P13">walk around</text:p>
          <text:list>
            <text:list-item>
              <text:p text:style-name="P40">3<text:span text:style-name="T8">rd</text:span> pov cam</text:p>
            </text:list-item>
            <text:list-item>
              <text:p text:style-name="P40">1<text:span text:style-name="T8">st</text:span> pov cam</text:p>
            </text:list-item>
          </text:list>
        </text:list-item>
        <text:list-item>
          <text:p text:style-name="P14">Ship Flight</text:p>
          <text:list>
            <text:list-item>
              <text:p text:style-name="P14">Flight Assist on only for now</text:p>
            </text:list-item>
          </text:list>
        </text:list-item>
        <text:list-item>
          <text:p text:style-name="P15">take off and land</text:p>
        </text:list-item>
        <text:list-item>
          <text:p text:style-name="P16">sounds</text:p>
        </text:list-item>
      </text:list>
      <text:h text:style-name="P8" text:outline-level="1">MVP <text:span text:style-name="T3">0.2</text:span></text:h>
      <text:list xml:id="list813004318" text:style-name="L2">
        <text:list-item>
          <text:p text:style-name="P19">Planet and space station, with landing areas</text:p>
        </text:list-item>
      </text:list>
      <text:h text:style-name="P9" text:outline-level="1">MVP 0.3</text:h>
      <text:list xml:id="list3169588377" text:style-name="L3">
        <text:list-item>
          <text:p text:style-name="P20">2 Solar Systems to warp between</text:p>
        </text:list-item>
      </text:list>
      <text:p text:style-name="P4"/>
      <text:h text:style-name="P10" text:outline-level="1">Design Considerations</text:h>
      <text:p text:style-name="P6"><text:a xlink:type="simple" xlink:href="https://docs.godotengine.org/en/stable/tutorials/physics/large_world_coordinates.html" text:style-name="Internet_20_link" text:visited-style-name="Visited_20_Internet_20_Link">https://docs.godotengine.org/en/stable/tutorials/physics/large_world_coordinates.html</text:a>#</text:p>
      <text:list xml:id="list962823088" text:style-name="L4">
        <text:list-item>
          <text:p text:style-name="P21">floating point precision for world coordinates will probably become an issue. Godot has an article addressing it.</text:p>
        </text:list-item>
      </text:list>
      <text:h text:style-name="P11" text:outline-level="1">List of Important-ish Features</text:h>
      <text:list xml:id="list1610696718" text:style-name="L5">
        <text:list-item>
          <text:p text:style-name="P17">Settings</text:p>
          <text:list>
            <text:list-item>
              <text:p text:style-name="P22">Sliders and Text Entry for number based settings</text:p>
            </text:list-item>
            <text:list-item>
              <text:p text:style-name="P17">Button Remapping</text:p>
              <text:list>
                <text:list-item>
                  <text:p text:style-name="P23">Button Mapping Presets</text:p>
                </text:list-item>
              </text:list>
            </text:list-item>
            <text:list-item>
              <text:p text:style-name="P17">Volume Control</text:p>
            </text:list-item>
            <text:list-item>
              <text:p text:style-name="P17">Window Scaling / Fullscreen</text:p>
              <text:list>
                <text:list-item>
                  <text:p text:style-name="P24"><text:soft-page-break/>Scalable UI</text:p>
                </text:list-item>
              </text:list>
            </text:list-item>
            <text:list-item>
              <text:p text:style-name="P17">Invert Vertical Axis</text:p>
            </text:list-item>
            <text:list-item>
              <text:p text:style-name="P17">Color Blind Settings</text:p>
            </text:list-item>
          </text:list>
        </text:list-item>
        <text:list-item>
          <text:p text:style-name="P17">Save Game</text:p>
          <text:list>
            <text:list-item>
              <text:p text:style-name="P25">multiple slots w/ naming</text:p>
            </text:list-item>
          </text:list>
        </text:list-item>
        <text:list-item>
          <text:p text:style-name="P17">Load Game</text:p>
        </text:list-item>
        <text:list-item>
          <text:p text:style-name="P26">Quit to Menu and Quit to Desktop</text:p>
        </text:list-item>
        <text:list-item>
          <text:p text:style-name="P17">Proc Gen Galaxy</text:p>
        </text:list-item>
        <text:list-item>
          <text:p text:style-name="P27">system failures that need repairs</text:p>
        </text:list-item>
        <text:list-item>
          <text:p text:style-name="P28">Book marks on galaxy map</text:p>
        </text:list-item>
        <text:list-item>
          <text:p text:style-name="P28">filters for galaxy map</text:p>
          <text:list>
            <text:list-item>
              <text:p text:style-name="P28">visibility and route filters seperate</text:p>
            </text:list-item>
          </text:list>
        </text:list-item>
        <text:list-item>
          <text:p text:style-name="P28">notebook</text:p>
        </text:list-item>
        <text:list-item>
          <text:p text:style-name="P29">auto generated logbook</text:p>
        </text:list-item>
        <text:list-item>
          <text:p text:style-name="P28">Pause Available at all times</text:p>
        </text:list-item>
        <text:list-item>
          <text:p text:style-name="P30">Controller Support</text:p>
        </text:list-item>
        <text:list-item>
          <text:p text:style-name="P31">Photo Mode – <text:span text:style-name="T4">we</text:span> explorers are a vain bunch</text:p>
        </text:list-item>
        <text:list-item>
          <text:p text:style-name="P32">Cheats</text:p>
          <text:list>
            <text:list-item>
              <text:p text:style-name="P32">split between obscure cheats in settings and readily apparent cheats that may be of interest to new players</text:p>
            </text:list-item>
            <text:list-item>
              <text:p text:style-name="P33">new player cheats</text:p>
              <text:list>
                <text:list-item>
                  <text:p text:style-name="P32">all ships in inventory from beginning of game</text:p>
                </text:list-item>
                <text:list-item>
                  <text:p text:style-name="P32">unlimited fuel</text:p>
                </text:list-item>
                <text:list-item>
                  <text:p text:style-name="P32">points of interest visible in map</text:p>
                </text:list-item>
                <text:list-item>
                  <text:p text:style-name="P32">unlimited money</text:p>
                </text:list-item>
                <text:list-item>
                  <text:p text:style-name="P33">discovery mode – aka teleport to systems</text:p>
                </text:list-item>
                <text:list-item>
                  <text:p text:style-name="P34">galactic general store – store in every system with anything you could want. You wont be stranded</text:p>
                </text:list-item>
              </text:list>
            </text:list-item>
            <text:list-item>
              <text:p text:style-name="P33">seasoned player cheats</text:p>
              <text:list>
                <text:list-item>
                  <text:p text:style-name="P35">change scanner ranges</text:p>
                </text:list-item>
                <text:list-item>
                  <text:p text:style-name="P35"><text:soft-page-break/>increase / decrease difficulties of mini games</text:p>
                </text:list-item>
                <text:list-item>
                  <text:p text:style-name="P35">system failure frequencies</text:p>
                </text:list-item>
              </text:list>
            </text:list-item>
          </text:list>
        </text:list-item>
      </text:list>
      <text:p text:style-name="P5"/>
      <text:p text:style-name="P5"/>
      <text:h text:style-name="P12" text:outline-level="1">Future Goal Features <text:span text:style-name="T5">(</text:span><text:span text:style-name="T7">some of these may be pipe dreams</text:span><text:span text:style-name="T5">)</text:span></text:h>
      <text:list xml:id="list1876903334" text:style-name="L6">
        <text:list-item>
          <text:p text:style-name="P18">Mod Support</text:p>
        </text:list-item>
        <text:list-item>
          <text:p text:style-name="P36">Game/Galaxy Generation Customization</text:p>
        </text:list-item>
        <text:list-item>
          <text:p text:style-name="P36"><text:a xlink:type="simple" xlink:href="https://www.reddit.com/r/truegaming/comments/qlt60n/what_is_a_feature_that_should_be_in_every_game/" text:style-name="Internet_20_link" text:visited-style-name="Visited_20_Internet_20_Link">https://www.reddit.com/r/truegaming/comments/qlt60n/what_is_a_feature_that_should_be_in_every_game/</text:a></text:p>
        </text:list-item>
        <text:list-item>
          <text:p text:style-name="P36"><text:a xlink:type="simple" xlink:href="https://gameaccessibilityguidelines.com/" text:style-name="Internet_20_link" text:visited-style-name="Visited_20_Internet_20_Link">https://gameaccessibilityguidelines.com/</text:a></text:p>
        </text:list-item>
        <text:list-item>
          <text:p text:style-name="P37">fuel rats</text:p>
        </text:list-item>
        <text:list-item>
          <text:p text:style-name="P38">racing</text:p>
        </text:list-item>
        <text:list-item>
          <text:p text:style-name="P38">trading</text:p>
        </text:list-item>
        <text:list-item>
          <text:p text:style-name="P38">mining</text:p>
        </text:list-item>
        <text:list-item>
          <text:p text:style-name="P38">colony creation</text:p>
        </text:list-item>
        <text:list-item>
          <text:p text:style-name="P38">personal base setup</text:p>
        </text:list-item>
        <text:list-item>
          <text:p text:style-name="P39">Raxxla? <text:span text:style-name="T6">lol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00:07:25.319403053</meta:creation-date>
    <meta:generator>LibreOffice/7.3.7.2$Linux_X86_64 LibreOffice_project/30$Build-2</meta:generator>
    <dc:date>2023-11-20T18:46:40.513556847</dc:date>
    <meta:editing-duration>PT1H31M43S</meta:editing-duration>
    <meta:editing-cycles>41</meta:editing-cycles>
    <meta:document-statistic meta:table-count="0" meta:image-count="0" meta:object-count="0" meta:page-count="3" meta:paragraph-count="67" meta:word-count="319" meta:character-count="1858" meta:non-whitespace-character-count="1660"/>
  </office:meta>
</office:document-meta>
</file>